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background-color="transparen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Heading_20_2"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SelectionSort</text:h>
      <text:p text:style-name="Text_20_body">Ein recht ineffizienter Sortieralgorithmus ist der SelectionSort! </text:p>
      <text:h text:style-name="P12" text:outline-level="2" text:is-list-header="true">Theorie</text:h>
      <text:h text:style-name="Heading_20_3" text:outline-level="3" text:is-list-header="true">Definition</text:h>
      <text:p text:style-name="Text_20_body">Die Idee beim <text:span text:style-name="T1">SelectionSort</text:span> ist ganz einfach: Man suche in der Eingabesequenz <text:span text:style-name="T1">A</text:span> das kleinste Element <text:span text:style-name="T1">m</text:span> und setze es vorne vor die sortierte Restsequenz. <text:line-break/><text:line-break/><text:span text:style-name="T2">Die eigentliche Arbeit steckt hier in den Hilfsfunktionen.</text:span> <text:a xlink:type="simple" xlink:href="http://www.stefan-baur.de/cs.algo.selectionsort.html#bibbookdata18">[FUNPROG]</text:a> <text:line-break/><text:line-break/>Dieses Sortierverfahren wird auch als <text:span text:style-name="T1">MinSort</text:span> bezeichnet, da hier stets nach dem kleinsten Element <text:span text:style-name="T2">(Minimum)</text:span> der jeweiligen Restliste gesucht wird. </text:p>
      <text:h text:style-name="Heading_20_3" text:outline-level="3" text:is-list-header="true">Komplexität</text:h>
      <text:p text:style-name="Text_20_body">Der Aufwand dieser Funktion ist - bei einer Liste von <text:span text:style-name="T1">n</text:span> Elementen - quadratisch, also in der Größenordnung <text:span text:style-name="T1">O(n²),</text:span> weil jedes Element der Liste betrachtet wird und bei der Minimumsuche jedesmal die ganze <text:span text:style-name="T2">(Rest-)</text:span> Liste abgearbeitet werden muss. <text:a xlink:type="simple" xlink:href="http://www.stefan-baur.de/cs.algo.selectionsort.html#bibbookdata18">[FUNPROG]</text:a> </text:p>
      <text:h text:style-name="Heading_20_3" text:outline-level="3" text:is-list-header="true">Beispiel: Sortieren von Spielkarten</text:h>
      <text:p text:style-name="Text_20_body">Bei Kartenspielen, bei denen die Karten zunächst aufgedeckt auf dem Tisch liegen können: Der Spieler nimmt die jeweils niedrigste der auf dem Tisch verbliebenen Karten auf und kann sie in der Hand links <text:span text:style-name="T2">(oder rechts)</text:span> an die bereits aufgenommenen Karten anfügen. Dieser Algorithmus wird <text:span text:style-name="T1">SelectionSort</text:span> genannt. <text:a xlink:type="simple" xlink:href="http://www.stefan-baur.de/cs.algo.selectionsort.html#bibbookdata10">[INFO2002]</text:a> </text:p>
      <text:h text:style-name="Heading_20_3" text:outline-level="3" text:is-list-header="true">Konkretes Zahlenbeispiel</text:h>
      <text:p text:style-name="Text_20_body">Dabei sei nun <text:span text:style-name="Source_20_Text">[8,2,5,3,9,1,6,7,4]</text:span> die zu sortierende Liste: </text:p>
      <text:list text:style-name="L1">
        <text:list-item>
          <text:p text:style-name="P3"><text:span text:style-name="Source_20_Text">[8,2,5,3,9,1,6,7,4][]</text:span> </text:p>
        </text:list-item>
        <text:list-item>
          <text:p text:style-name="P3"><text:span text:style-name="Source_20_Text">[8,2,5,3,9,6,7,4][1]</text:span> </text:p>
        </text:list-item>
        <text:list-item>
          <text:p text:style-name="P3"><text:span text:style-name="Source_20_Text">[8,5,3,9,6,7,4][1,2]</text:span> </text:p>
        </text:list-item>
        <text:list-item>
          <text:p text:style-name="P3"><text:span text:style-name="Source_20_Text">[8,5,9,6,7,4][1,2,3]</text:span> </text:p>
        </text:list-item>
        <text:list-item>
          <text:p text:style-name="P3"><text:span text:style-name="Source_20_Text">[8,5,9,6,7][1,2,3,4]</text:span> </text:p>
        </text:list-item>
        <text:list-item>
          <text:p text:style-name="P3"><text:span text:style-name="Source_20_Text">[8,9,6,7][1,2,3,4,5]</text:span> </text:p>
        </text:list-item>
        <text:list-item>
          <text:p text:style-name="P3"><text:span text:style-name="Source_20_Text">[8,9,7][1,2,3,4,5,6]</text:span> </text:p>
        </text:list-item>
        <text:list-item>
          <text:p text:style-name="P3"><text:span text:style-name="Source_20_Text">[8,9][1,2,3,4,5,6,7]</text:span> </text:p>
        </text:list-item>
        <text:list-item>
          <text:p text:style-name="P3"><text:span text:style-name="Source_20_Text">[9][1,2,3,4,5,6,7,8]</text:span> </text:p>
        </text:list-item>
        <text:list-item>
          <text:p text:style-name="P2"><text:span text:style-name="Source_20_Text">[][1,2,3,4,5,6,7,8,9]</text:span> 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20:23</dc:date>
    <meta:editing-cycles>1</meta:editing-cycles>
    <meta:editing-duration>PT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182" meta:character-count="1385"/>
  </office:meta>
</office:document-meta>
</file>